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2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7.172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1.78cm"/>
    </style:style>
    <style:style style:name="co16" style:family="table-column">
      <style:table-column-properties fo:break-before="auto" style:column-width="1.291cm"/>
    </style:style>
    <style:style style:name="co17" style:family="table-column">
      <style:table-column-properties fo:break-before="auto" style:column-width="11.959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0.841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scout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scout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padde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scout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scout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| tfg_boots,0,0,fac_beorn,[itm_gondor_ranger_hood,itm_beorn_tunic,itm_furry_boots,itm_beorn_staff,itm_beorn_axe,itm_dwarf_sword_b,],attr_tier_1,wp_tier_1,knows_common|knows_ironflesh_2|knows_power_strike_1|knows_athletics_3|knows_tracking_2|knows_pathfinding_1|knows_spotting_1|knows_surgery_1|knows_persuasion_1|knows_trade_1,beorn_face1,beorn_face2]," calcext:value-type="string">
            <text:p>["i1_beorning_man","Beorning_Man","Beorning_Men",tfg_armor| tfg_boots,0,0,fac_beorn,[itm_gondor_ranger_hood,itm_beorn_tunic,itm_furry_boots,itm_beorn_staff,itm_beorn_axe,itm_dwarf_sword_b,],attr_tier_1,wp_tier_1,knows_common|knows_ironflesh_2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beorn_tunic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beorn_tunic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padde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itm_furry_boot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itm_furry_boots,itm_dwarf_sword_b,itm_beorn_shield,itm_north_round_shield,],attr_tier_3,wp_tier_3,knows_common|knows_athletics_4|knows_power_strike_3|knows_ironflesh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 itm_beor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4|knows_shield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5|knows_shield_5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power_strike_4|knows_ironflesh_5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,itm_furry_boots,itm_beorn_axe,itm_javelin,itm_rohirrim_throwing_axe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,itm_furry_boots,itm_beorn_axe,itm_javelin,itm_rohirrim_throwing_axe,],attr_tier_3,wp_tier_3,knows_common|knows_athletics_5|knows_power_strike_4|knows_ironflesh_5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strike_5|knows_ironflesh_6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6|knows_shield_7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fur_coat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fur_coat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2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2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reinf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2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2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2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2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2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2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2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2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3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1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1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1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5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7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2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3|knows_power_draw_2|knows_power_strike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athletics_3|knows_power_draw_2|knows_power_strike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athletics_3|knows_power_draw_2|knows_power_strike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4|knows_shield_2|knows_power_draw_3|knows_power_strike_3|knows_ironflesh_1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athletics_4|knows_shield_2|knows_power_draw_3|knows_power_strike_3|knows_ironflesh_1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athletics_4|knows_shield_2|knows_power_draw_3|knows_power_strike_3|knows_ironflesh_1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4|knows_power_draw_4|knows_power_strike_3|knows_ironflesh_1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athletics_4|knows_power_draw_4|knows_power_strike_3|knows_ironflesh_1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athletics_4|knows_power_draw_4|knows_power_strike_3|knows_ironflesh_1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5|knows_power_draw_6|knows_power_strike_6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23" office:value-type="string" calcext:value-type="string">
            <text:p>knows_common|knows_athletics_3|knows_power_draw_3|knows_power_strike_2|knows_ironflesh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athletics_3|knows_power_draw_3|knows_power_strike_2|knows_ironflesh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athletics_3|knows_power_draw_3|knows_power_strike_2|knows_ironflesh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4|knows_power_draw_4|knows_power_strike_2|knows_ironflesh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athletics_4|knows_power_draw_4|knows_power_strike_2|knows_ironflesh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athletics_4|knows_power_draw_4|knows_power_strike_2|knows_ironflesh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5|knows_shield_3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500)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1|knows_power_draw_2|knows_power_strike_2|knows_ironflesh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athletics_1|knows_power_draw_2|knows_power_strike_2|knows_ironflesh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athletics_1|knows_power_draw_2|knows_power_strike_2|knows_ironflesh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2|knows_power_strike_2|knows_power_draw_3|knows_ironflesh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athletics_2|knows_power_strike_2|knows_power_draw_3|knows_ironflesh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athletics_2|knows_power_strike_2|knows_power_draw_3|knows_ironflesh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, itm_riv_knight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, itm_riv_knight, itm_mail_mittens,itm_riv_boots,itm_riv_1h_sword,itm_riv_bas_sword,itm_riv_shield_a_good,],attr_elf_tier_6,wp_elf_tier_6,knows_common|knows_athletics_5|knows_power_draw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, itm_riv_knight, itm_mail_mittens,itm_riv_boots,itm_riv_1h_sword,itm_riv_bas_sword,itm_riv_shield_a_good,],attr_elf_tier_6,wp_elf_tier_6,knows_common|knows_athletics_5|knows_power_draw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knight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draw_5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_mounted| tfg_gloves| tfg_shield| tfg_armor| tfg_helm| tfg_horse| tfg_boots| tf_no_capture_alive,0,0,fac_imladris,[itm_riv_helm_b,itm_riv_foot_scale, itm_riv_knight, itm_riv_surcoat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" calcext:value-type="string">
            <text:p>["ac5_riv_rider","Rivendell_Rider","Rivendell_Riders",tf_imladris| tf_mounted| tfg_gloves| tfg_shield| tfg_armor| tfg_helm| tfg_horse| tfg_boots| tf_no_capture_alive,0,0,fac_imladris,[itm_riv_helm_b,itm_riv_foot_scale, itm_riv_knight, itm_riv_surcoat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shield| tfg_armor| tfg_helm| tfg_horse| tfg_boots| tf_no_capture_alive,0,0,fac_imladris,[itm_riv_helm_c,itm_riv_foot_scale_good, itm_riv_knight_good, itm_leather_gloves_good,itm_riv_boots,itm_strong_bow,itm_elven_arrows,itm_riv_bas_sword,itm_riv_shield_b_good,itm_riv_spear,itm_riv_riding_sword,itm_riv_warhorse2,],attr_elf_tier_6,wp_elf_tier_6,knows_common|knows_riding_6|knows_horse_archery_6|knows_athletics_5|knows_power_draw_6|knows_power_strike_6|knows_ironflesh_4,rivendell_elf_face_1,rivendell_elf_face_2]," calcext:value-type="string">
            <text:p>["ac6_riv_knight","Knight_of_Imladris","Knights_of_Imladris",tf_imladris| tfg_ranged| tf_mounted| tfg_gloves| tfg_shield| tfg_armor| tfg_helm| tfg_horse| tfg_boots| tf_no_capture_alive,0,0,fac_imladris,[itm_riv_helm_c,itm_riv_foot_scale_good, itm_riv_knight_good, itm_leather_gloves_good,itm_riv_boots,itm_strong_bow,itm_elven_arrows,itm_riv_bas_sword,itm_riv_shield_b_good,itm_riv_spear,itm_riv_riding_sword,itm_riv_warhorse2,],attr_elf_tier_6,wp_elf_tier_6,knows_common|knows_riding_6|knows_horse_archery_6|knows_athletics_5|knows_power_draw_6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1|knows_power_draw_3|knows_power_strike_2|knows_ironflesh_2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athletics_1|knows_power_draw_3|knows_power_strike_2|knows_ironflesh_2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athletics_1|knows_power_draw_3|knows_power_strike_2|knows_ironflesh_2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2|knows_power_draw_3|knows_power_strike_4|knows_ironflesh_2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athletics_2|knows_power_draw_3|knows_power_strike_4|knows_ironflesh_2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athletics_2|knows_power_draw_3|knows_power_strike_4|knows_ironflesh_2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knows_common|knows_athletics_5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4|knows_athletics_4|knows_power_draw_3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strike_7|knows_ironflesh_5|knows_power_draw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knows_common|knows_athletics_6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riding_2|knows_power_strik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athletics_1|knows_riding_2|knows_power_strik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athletics_1|knows_riding_2|knows_power_strik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shield_1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shield_1|knows_power_strike_1|knows_ironflesh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shield_1|knows_power_strike_1|knows_ironflesh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 itm_rohan_mail,itm_rohan_mail_cloak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<text:s/>itm_rohan_mail,itm_rohan_mail_cloak, itm_rohan_rider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_bad, itm_rohan_mail, itm_rohan_mail_cloak,itm_rohan_mail_good, itm_rohan_rider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mail_good, itm_rohan_rider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rider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horse_archery_1| knows_riding_2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 knows_riding_2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 knows_riding_2|knows_power_strik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mail_bad, itm_rohan_mail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 itm_rohan_rider_bad, itm_rohan_rider,itm_rohan_scale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scale, itm_rohan_scale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|knows_power_throw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athletics_4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athletics_4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throw_3|knows_ironflesh_1|knows_power_strike_2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itm_dunland_javelin,itm_d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3|knows_shield_1|knows_power_throw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shield_1|knows_power_throw_1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shield_1|knows_power_throw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itm_dunland_javelin,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|knows_shield_1|knows_power_strike_1|knows_power_throw_2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2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shield_1|knows_power_strike_1|knows_power_throw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2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" calcext:value-type="string">
            <text:p>["ac2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raven_rider</text:p>
          </table:table-cell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Raven_Rider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4_dun_raven_rider&quot;,&quot;Dunnish_Raven_Rider&quot;,&quot;Dunnish_Raven_Riders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ac4_dun_raven_rider","Dunnish_Raven_Rider","Dunnish_Raven_Riders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athletics_2|knows_power_strike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athletics_2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athletics_2|knows_shield_1|knows_power_strike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athletics_2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shield_1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throw_2|knows_power_draw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athletics_2|knows_power_throw_2|knows_power_draw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athletics_2|knows_power_throw_2|knows_power_draw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3|knows_shield_1|knows_power_strik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3|knows_power_draw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athletics_3|knows_power_draw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athletics_3|knows_power_draw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1|knows_power_throw_1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athletics_1|knows_power_throw_1|knows_power_strik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athletics_1|knows_power_throw_1|knows_power_strik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throw_2|knows_power_strike_3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athletics_2|knows_power_throw_2|knows_power_strike_3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athletics_2|knows_power_throw_2|knows_power_strike_3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riding_3|knows_power_throw_2|knows_power_strike_2|knows_horse_archery_2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riding_3|knows_power_throw_2|knows_power_strike_2|knows_horse_archery_2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4|knows_power_draw_2|knows_power_strike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athletics_4|knows_power_draw_2|knows_power_strike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athletics_4|knows_power_draw_2|knows_power_strike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power_strike_1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athletics_1|knows_power_strike_1|knows_ironflesh_2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athletics_1|knows_power_strike_1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power_strike_2|knows_ironflesh_3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athletics_2|knows_power_strike_2|knows_ironflesh_3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athletics_2|knows_power_strike_2|knows_ironflesh_3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power_strike_1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athletics_1|knows_power_strike_1|knows_ironflesh_2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athletics_1|knows_power_strike_1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power_strike_2|knows_ironflesh_3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athletics_2|knows_power_strike_2|knows_ironflesh_3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athletics_2|knows_power_strike_2|knows_ironflesh_3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3|knows_power_strike_1|knows_power_draw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athletics_3|knows_power_strike_1|knows_power_draw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athletics_3|knows_power_strike_1|knows_power_draw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4|knows_power_strike_2|knows_power_draw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athletics_4|knows_power_strike_2|knows_power_draw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athletics_4|knows_power_strike_2|knows_power_draw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1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athletics_1|knows_power_strik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athletics_1|knows_power_strik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1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athletics_1|knows_power_strike_2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athletics_1|knows_power_strike_2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4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guldur_arrows_reward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5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itm_orc_club_d,],attr_orc_tier_4,wp_orc_tier_5,knows_common|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itm_orc_club_d,],attr_orc_tier_4,wp_orc_tier_5,knows_common|knows_riding_1|knows_athletics_7|knows_power_draw_5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23" office:value-type="string" calcext:value-type="string">
            <text:p>knows_common|knows_athletics_1|knows_power_draw_2|knows_power_strik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common|knows_athletics_1|knows_power_draw_2|knows_power_strik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common|knows_athletics_1|knows_power_draw_2|knows_power_strik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3|knows_power_strik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moria_snag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common|knows_athletics_3|knows_power_strike_1,orc_face4,orc_face9]," calcext:value-type="string">
            <text:p>["i1_moria_snag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common|knows_athletics_3|knows_power_strik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4|knows_power_strike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athletics_4|knows_power_strike_3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athletics_4|knows_power_strike_3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power_strike_4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power_draw_2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23" office:value-type="string" calcext:value-type="string">
            <text:p>knows_common|knows_athletics_4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common|knows_athletics_4|knows_power_draw_2|knows_power_strik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common|knows_athletics_4|knows_power_draw_2|knows_power_strik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5|knows_power_throw_2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1_gunda_goblin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athletics_5|knows_power_throw_2|knows_power_strike_1,orc_face1,orc_face2]," calcext:value-type="string">
            <text:p>["i1_gunda_goblin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athletics_5|knows_power_throw_2|knows_power_strik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6|knows_power_draw_1|knows_power_throw_3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athletics_6|knows_power_draw_1|knows_power_throw_3|knows_power_strike_2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athletics_6|knows_power_draw_1|knows_power_throw_3|knows_power_strike_2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5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1|knows_athletics_1|knows_power_strike_1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riding_1|knows_athletics_1|knows_power_strike_1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riding_1|knows_athletics_1|knows_power_strike_1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athletics_2|knows_shield_2|knows_power_strike_3|knows_ironflesh_3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tactics_1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tactics_1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40)</text:p>
          </table:table-cell>
          <table:table-cell table:style-name="ce23" office:value-type="string" calcext:value-type="string">
            <text:p>wp(15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moria_troll&quot;,&quot;Cave_Troll&quot;,&quot;Cave_Trolls&quot;,tf_troll| tfg_helm| tfg_boots| tfg_armor| tfg_gloves| tf_no_capture_alive,0,0,fac_mordor,[itm_troll_head_a,itm_troll_head_b,itm_troll_head_c,itm_troll_body,itm_troll_hands,itm_troll_feet,itm_tree_trunk_club_a,itm_tree_trunk_club_a,itm_tree_trunk_club_a,itm_tree_trunk_club_b,itm_tree_trunk_club_b,],str_255| agi_3| int_3| cha_3|level(40),wp(150),knows_power_strike_5|knows_ironflesh_10,troll_face1,troll_face2]," calcext:value-type="string">
            <text:p>["moria_troll","Cave_Troll","Cave_Trolls",tf_troll| tfg_helm| tfg_boots| tfg_armor| tfg_gloves| tf_no_capture_alive,0,0,fac_mordor,[itm_troll_head_a,itm_troll_head_b,itm_troll_head_c,itm_troll_body,itm_troll_hands,itm_troll_feet,itm_tree_trunk_club_a,itm_tree_trunk_club_a,itm_tree_trunk_club_a,itm_tree_trunk_club_b,itm_tree_trunk_club_b,],str_255| agi_3| int_3| cha_3|level(40),wp(15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, itm_giant_mace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0)</text:p>
          </table:table-cell>
          <table:table-cell table:style-name="ce23" office:value-type="string" calcext:value-type="string">
            <text:p>wp(175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[&quot;moria_vet_troll&quot;,&quot;Trained_Cave_Troll&quot;,&quot;Trained_Cave_Trolls&quot;,tf_troll| tfg_helm| tfg_boots| tfg_armor| tfg_gloves| tf_no_capture_alive,0,0,fac_mordor,[itm_troll_head_a,itm_troll_head_b,itm_troll_head_c,itm_troll_body,itm_troll_hands,itm_troll_feet,itm_giant_mace, itm_giant_mace_b,],str_255| agi_3| int_3| cha_3|level(50),wp(175),knows_power_strike_5|knows_ironflesh_10,troll_face1,troll_face2]," calcext:value-type="string">
            <text:p>["moria_vet_troll","Trained_Cave_Troll","Trained_Cave_Trolls",tf_troll| tfg_helm| tfg_boots| tfg_armor| tfg_gloves| tf_no_capture_alive,0,0,fac_mordor,[itm_troll_head_a,itm_troll_head_b,itm_troll_head_c,itm_troll_body,itm_troll_hands,itm_troll_feet,itm_giant_mace, itm_giant_mace_b,],str_255| agi_3| int_3| cha_3|level(50),wp(175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, itm_giant_mace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8)</text:p>
          </table:table-cell>
          <table:table-cell table:style-name="ce23" office:value-type="string" calcext:value-type="string">
            <text:p>wp(175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armored_troll&quot;,&quot;Armored_Cave_Troll&quot;,&quot;Armored_Cave_Trolls&quot;,tf_troll| tfg_helm| tfg_boots| tfg_armor| tfg_gloves| tf_no_capture_alive,0,0,fac_mordor,[itm_troll_head_a,itm_troll_head_b,itm_troll_head_c,itm_troll_body,itm_troll_hands,itm_troll_feet,itm_giant_mace, itm_giant_mace_b,],str_255| agi_3| int_3| cha_3|level(58),wp(175),knows_power_strike_5|knows_ironflesh_10,troll_face1,troll_face2]," calcext:value-type="string">
            <text:p>["moria_armored_troll","Armored_Cave_Troll","Armored_Cave_Trolls",tf_troll| tfg_helm| tfg_boots| tfg_armor| tfg_gloves| tf_no_capture_alive,0,0,fac_mordor,[itm_troll_head_a,itm_troll_head_b,itm_troll_head_c,itm_troll_body,itm_troll_hands,itm_troll_feet,itm_giant_mace, itm_giant_mace_b,],str_255| agi_3| int_3| cha_3|level(58),wp(175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40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gunda_troll&quot;,&quot;Mountain_Troll&quot;,&quot;Mountain_Trolls&quot;,tf_troll| tfg_helm| tfg_boots| tfg_armor| tfg_gloves| tf_no_capture_alive,0,0,fac_mordor,[itm_gunda_troll_head_a, itm_gunda_troll_head_b, itm_gunda_troll_head_c,itm_gunda_troll_body,itm_gunda_troll_hands,itm_gunda_troll_feet,itm_tree_trunk_club_a,itm_tree_trunk_club_a,itm_tree_trunk_club_a,itm_tree_trunk_club_b,itm_tree_trunk_club_b,],str_255| agi_3| int_3| cha_3|level(40),wp(200),knows_power_strike_5|knows_ironflesh_10,troll_face1,troll_face2]," calcext:value-type="string">
            <text:p>["gunda_troll","Mountain_Troll","Mountain_Trolls",tf_troll| tfg_helm| tfg_boots| tfg_armor| tfg_gloves| tf_no_capture_alive,0,0,fac_mordor,[itm_gunda_troll_head_a, itm_gunda_troll_head_b, itm_gunda_troll_head_c,itm_gunda_troll_body,itm_gunda_troll_hands,itm_gunda_troll_feet,itm_tree_trunk_club_a,itm_tree_trunk_club_a,itm_tree_trunk_club_a,itm_tree_trunk_club_b,itm_tree_trunk_club_b,],str_255| agi_3| int_3| cha_3|level(40),wp(2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0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gunda_vet_troll&quot;,&quot;Trained_Mountain_Troll&quot;,&quot;Trained_Mountain_Trolls&quot;,tf_troll| tfg_helm| tfg_boots| tfg_armor| tfg_gloves| tf_no_capture_alive,0,0,fac_mordor,[itm_gunda_troll_head_a, itm_gunda_troll_head_b, itm_gunda_troll_head_c,itm_gunda_troll_body,itm_gunda_troll_hands,itm_gunda_troll_feet,itm_tree_trunk_club_a,itm_tree_trunk_club_a,itm_tree_trunk_club_a,itm_tree_trunk_club_b,itm_tree_trunk_club_b,],str_255| agi_3| int_3| cha_3|level(50),wp(250),knows_power_strike_5|knows_ironflesh_10,troll_face1,troll_face2]," calcext:value-type="string">
            <text:p>["gunda_vet_troll","Trained_Mountain_Troll","Trained_Mountain_Trolls",tf_troll| tfg_helm| tfg_boots| tfg_armor| tfg_gloves| tf_no_capture_alive,0,0,fac_mordor,[itm_gunda_troll_head_a, itm_gunda_troll_head_b, itm_gunda_troll_head_c,itm_gunda_troll_body,itm_gunda_troll_hands,itm_gunda_troll_feet,itm_tree_trunk_club_a,itm_tree_trunk_club_a,itm_tree_trunk_club_a,itm_tree_trunk_club_b,itm_tree_trunk_club_b,],str_255| agi_3| int_3| cha_3|level(50),wp(25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40)</text:p>
          </table:table-cell>
          <table:table-cell table:style-name="ce23" office:value-type="string" calcext:value-type="string">
            <text:p>wp(15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isen_troll&quot;,&quot;Isengard_Troll&quot;,&quot;Isengard_Trolls&quot;,tf_troll| tfg_helm| tfg_boots| tfg_armor| tfg_gloves| tf_no_capture_alive,0,0,fac_mordor,[itm_troll_head_a,itm_troll_head_b,itm_troll_head_c,itm_troll_body,itm_troll_hands,itm_troll_feet,itm_tree_trunk_club_a,itm_tree_trunk_club_a,itm_tree_trunk_club_a,itm_tree_trunk_club_b,itm_tree_trunk_club_b,],str_255| agi_3| int_3| cha_3|level(40),wp(150),knows_power_strike_5|knows_ironflesh_10,troll_face1,troll_face2]," calcext:value-type="string">
            <text:p>["isen_troll","Isengard_Troll","Isengard_Trolls",tf_troll| tfg_helm| tfg_boots| tfg_armor| tfg_gloves| tf_no_capture_alive,0,0,fac_mordor,[itm_troll_head_a,itm_troll_head_b,itm_troll_head_c,itm_troll_body,itm_troll_hands,itm_troll_feet,itm_tree_trunk_club_a,itm_tree_trunk_club_a,itm_tree_trunk_club_a,itm_tree_trunk_club_b,itm_tree_trunk_club_b,],str_255| agi_3| int_3| cha_3|level(40),wp(15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, itm_giant_mace_b,itm_giant_hammer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0)</text:p>
          </table:table-cell>
          <table:table-cell table:style-name="ce23" office:value-type="string" calcext:value-type="string">
            <text:p>wp(175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isen_vet_troll&quot;,&quot;Isengard_Trained_Troll&quot;,&quot;Isengard_Trained_Trolls&quot;,tf_troll| tfg_helm| tfg_boots| tfg_armor| tfg_gloves| tf_no_capture_alive,0,0,fac_mordor,[itm_troll_head_a,itm_troll_head_b,itm_troll_head_c,itm_troll_body,itm_troll_hands,itm_troll_feet,itm_giant_mace, itm_giant_mace_b,itm_giant_hammer],str_255| agi_3| int_3| cha_3|level(50),wp(175),knows_power_strike_5|knows_ironflesh_10,troll_face1,troll_face2]," calcext:value-type="string">
            <text:p>["isen_vet_troll","Isengard_Trained_Troll","Isengard_Trained_Trolls",tf_troll| tfg_helm| tfg_boots| tfg_armor| tfg_gloves| tf_no_capture_alive,0,0,fac_mordor,[itm_troll_head_a,itm_troll_head_b,itm_troll_head_c,itm_troll_body,itm_troll_hands,itm_troll_feet,itm_giant_mace, itm_giant_mace_b,itm_giant_hammer],str_255| agi_3| int_3| cha_3|level(50),wp(175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u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mace, itm_giant_mace_b,itm_giant_hammer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8)</text:p>
          </table:table-cell>
          <table:table-cell table:style-name="ce23" office:value-type="string" calcext:value-type="string">
            <text:p>wp(175)</text:p>
          </table:table-cell>
          <table:table-cell table:style-name="ce23" office:value-type="string" calcext:value-type="string">
            <text:p>knows_power_strike_7|knows_ironflesh_13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isen_armoured_troll&quot;,&quot;Isengard_Armored_Troll&quot;,&quot;Isengard_Armored_Trolls&quot;,tf_troll| tfg_helm| tfg_boots| tfg_armor| tfg_gloves| tf_no_capture_alive,0,0,fac_mordor,[itm_isen_olog_head_a,itm_isen_olog_head_b,itm_isen_olog_head_c,itm_isen_olog_body,itm_isen_olog_body_b,itm_isen_olog_hands,itm_isen_olog_feet,itm_giant_mace, itm_giant_mace_b,itm_giant_hammer],str_255| agi_3| int_3| cha_3|level(58),wp(175),knows_power_strike_7|knows_ironflesh_13,troll_face1,troll_face2]," calcext:value-type="string">
            <text:p>["isen_armoured_troll","Isengard_Armored_Troll","Isengard_Armored_Trolls",tf_troll| tfg_helm| tfg_boots| tfg_armor| tfg_gloves| tf_no_capture_alive,0,0,fac_mordor,[itm_isen_olog_head_a,itm_isen_olog_head_b,itm_isen_olog_head_c,itm_isen_olog_body,itm_isen_olog_body_b,itm_isen_olog_hands,itm_isen_olog_feet,itm_giant_mace, itm_giant_mace_b,itm_giant_hammer],str_255| agi_3| int_3| cha_3|level(58),wp(175),knows_power_strike_7|knows_ironflesh_13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40)</text:p>
          </table:table-cell>
          <table:table-cell table:style-name="ce23" office:value-type="string" calcext:value-type="string">
            <text:p>wp(15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tree_trunk_club_a,itm_tree_trunk_club_a,itm_tree_trunk_club_a,itm_tree_trunk_club_b,itm_tree_trunk_club_b,],str_255| agi_3| int_3| cha_3|level(40),wp(150),knows_power_strike_5|knows_ironflesh_10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tree_trunk_club_a,itm_tree_trunk_club_a,itm_tree_trunk_club_a,itm_tree_trunk_club_b,itm_tree_trunk_club_b,],str_255| agi_3| int_3| cha_3|level(40),wp(15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, itm_giant_mace_b,itm_giant_hammer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0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, itm_giant_mace_b,itm_giant_hammer],str_255| agi_3| int_3| cha_3|level(50),wp(200),knows_power_strike_5|knows_ironflesh_10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, itm_giant_mace_b,itm_giant_hammer],str_255| agi_3| int_3| cha_3|level(50),wp(2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mace, itm_troll_shield_a, itm_troll_shield_a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61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8|knows_ironflesh_15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mace, itm_troll_shield_a, itm_troll_shield_a,itm_giant_mace_b,itm_giant_hammer,],str_255| agi_3| int_3| cha_3|level(61),wp(250),knows_power_strike_8|knows_ironflesh_15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mace, itm_troll_shield_a, itm_troll_shield_a,itm_giant_mace_b,itm_giant_hammer,],str_255| agi_3| int_3| cha_3|level(61),wp(250),knows_power_strike_8|knows_ironflesh_15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5| agi_3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ent&quot;,&quot;Ent&quot;,&quot;Ents&quot;,tf_troll| tfg_helm| tfg_boots| tfg_armor| tfg_gloves| tf_no_capture_alive,0,0,fac_mordor,[itm_ent_head, itm_ent_head_2, itm_ent_head_3,itm_ent_body,itm_ent_hands,itm_ent_feet_boots,itm_tree_trunk_invis,itm_ent_water,],str_255| agi_3| int_3| cha_3|level(63),wp(250),knows_power_strike_15|knows_ironflesh_15,troll_face1,troll_face2]," calcext:value-type="string">
            <text:p>["ent","Ent","Ents",tf_troll| tfg_helm| tfg_boots| tfg_armor| tfg_gloves| tf_no_capture_alive,0,0,fac_mordor,[itm_ent_head, itm_ent_head_2, itm_ent_head_3,itm_ent_body,itm_ent_hands,itm_ent_feet_boots,itm_tree_trunk_invis,itm_ent_water,],str_255| agi_3| int_3| cha_3|level(63),wp(250),knows_power_strike_15|knows_ironflesh_15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4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6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.00.0000</text:date>, <text:time style:data-style-name="N2" text:time-value="10:15:06.18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initial-creator/>
    <dc:creator>Jöran Balks</dc:creator>
    <meta:creation-date>2018-01-09T20:56:58Z</meta:creation-date>
    <dc:date>2020-02-14T11:03:33.005000000</dc:date>
    <meta:editing-cycles>355</meta:editing-cycles>
    <meta:editing-duration>P4DT7H52M57S</meta:editing-duration>
    <meta:document-statistic meta:table-count="2" meta:cell-count="6969" meta:object-count="0"/>
  </office:meta>
</office:document-meta>
</file>